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3"/>
    <style:style style:name="ce6" style:family="table-cell" style:parent-style-name="Default" style:data-style-name="N112"/>
    <style:style style:name="ce3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ffort per user story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Big ball of mud</text:p>
          </table:table-cell>
          <table:table-cell office:value-type="string" calcext:value-type="string">
            <text:p>cocomo II</text:p>
          </table:table-cell>
          <table:table-cell office:value-type="string" calcext:value-type="string">
            <text:p>ALA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&lt;- power coefficient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&lt;- multiplier coeffici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[.$B7];[.C$5])*[.C$6]" office:value-type="float" office:value="10" calcext:value-type="float">
            <text:p>10</text:p>
          </table:table-cell>
          <table:table-cell table:style-name="ce2" table:formula="of:=POWER([.$B7];[.D$5])*[.D$6]" office:value-type="float" office:value="15.5" calcext:value-type="float">
            <text:p>16</text:p>
          </table:table-cell>
          <table:table-cell table:style-name="ce2" table:formula="of:=POWER([.$B7];[.E$5])*[.E$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[.$B8];[.C$5])*[.C$6]" office:value-type="float" office:value="14.142135623731" calcext:value-type="float">
            <text:p>14</text:p>
          </table:table-cell>
          <table:table-cell table:style-name="ce2" table:formula="of:=POWER([.$B8];[.D$5])*[.D$6]" office:value-type="float" office:value="16.6124886693125" calcext:value-type="float">
            <text:p>17</text:p>
          </table:table-cell>
          <table:table-cell table:style-name="ce2" table:formula="of:=POWER([.$B8];[.E$5])*[.E$6]" office:value-type="float" office:value="21.2132034355964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[.$B9];[.C$5])*[.C$6]" office:value-type="float" office:value="17.3205080756888" calcext:value-type="float">
            <text:p>17</text:p>
          </table:table-cell>
          <table:table-cell table:style-name="ce2" table:formula="of:=POWER([.$B9];[.D$5])*[.D$6]" office:value-type="float" office:value="17.2999091975255" calcext:value-type="float">
            <text:p>17</text:p>
          </table:table-cell>
          <table:table-cell table:style-name="ce2" table:formula="of:=POWER([.$B9];[.E$5])*[.E$6]" office:value-type="float" office:value="17.3205080756888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[.$B10];[.C$5])*[.C$6]" office:value-type="float" office:value="20" calcext:value-type="float">
            <text:p>20</text:p>
          </table:table-cell>
          <table:table-cell table:style-name="ce2" table:formula="of:=POWER([.$B10];[.D$5])*[.D$6]" office:value-type="float" office:value="17.804824502454" calcext:value-type="float">
            <text:p>18</text:p>
          </table:table-cell>
          <table:table-cell table:style-name="ce2" table:formula="of:=POWER([.$B10];[.E$5])*[.E$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[.$B11];[.C$5])*[.C$6]" office:value-type="float" office:value="22.3606797749979" calcext:value-type="float">
            <text:p>22</text:p>
          </table:table-cell>
          <table:table-cell table:style-name="ce2" table:formula="of:=POWER([.$B11];[.D$5])*[.D$6]" office:value-type="float" office:value="18.2065936178643" calcext:value-type="float">
            <text:p>18</text:p>
          </table:table-cell>
          <table:table-cell table:style-name="ce2" table:formula="of:=POWER([.$B11];[.E$5])*[.E$6]" office:value-type="float" office:value="13.4164078649987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[.$B12];[.C$5])*[.C$6]" office:value-type="float" office:value="24.4948974278318" calcext:value-type="float">
            <text:p>24</text:p>
          </table:table-cell>
          <table:table-cell table:style-name="ce2" table:formula="of:=POWER([.$B12];[.D$5])*[.D$6]" office:value-type="float" office:value="18.5415835821954" calcext:value-type="float">
            <text:p>19</text:p>
          </table:table-cell>
          <table:table-cell table:style-name="ce2" table:formula="of:=POWER([.$B12];[.E$5])*[.E$6]" office:value-type="float" office:value="12.2474487139159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[.$B13];[.C$5])*[.C$6]" office:value-type="float" office:value="26.4575131106459" calcext:value-type="float">
            <text:p>26</text:p>
          </table:table-cell>
          <table:table-cell table:style-name="ce2" table:formula="of:=POWER([.$B13];[.D$5])*[.D$6]" office:value-type="float" office:value="18.8296176826055" calcext:value-type="float">
            <text:p>19</text:p>
          </table:table-cell>
          <table:table-cell table:style-name="ce2" table:formula="of:=POWER([.$B13];[.E$5])*[.E$6]" office:value-type="float" office:value="11.3389341902768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[.$B14];[.C$5])*[.C$6]" office:value-type="float" office:value="28.2842712474619" calcext:value-type="float">
            <text:p>28</text:p>
          </table:table-cell>
          <table:table-cell table:style-name="ce2" table:formula="of:=POWER([.$B14];[.D$5])*[.D$6]" office:value-type="float" office:value="19.0827384068462" calcext:value-type="float">
            <text:p>19</text:p>
          </table:table-cell>
          <table:table-cell table:style-name="ce2" table:formula="of:=POWER([.$B14];[.E$5])*[.E$6]" office:value-type="float" office:value="10.6066017177982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[.$B15];[.C$5])*[.C$6]" office:value-type="float" office:value="30" calcext:value-type="float">
            <text:p>30</text:p>
          </table:table-cell>
          <table:table-cell table:style-name="ce2" table:formula="of:=POWER([.$B15];[.D$5])*[.D$6]" office:value-type="float" office:value="19.3088295640405" calcext:value-type="float">
            <text:p>19</text:p>
          </table:table-cell>
          <table:table-cell table:style-name="ce2" table:formula="of:=POWER([.$B15];[.E$5])*[.E$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[.$B16];[.C$5])*[.C$6]" office:value-type="float" office:value="31.6227766016838" calcext:value-type="float">
            <text:p>32</text:p>
          </table:table-cell>
          <table:table-cell table:style-name="ce2" table:formula="of:=POWER([.$B16];[.D$5])*[.D$6]" office:value-type="float" office:value="19.5133438828096" calcext:value-type="float">
            <text:p>20</text:p>
          </table:table-cell>
          <table:table-cell table:style-name="ce2" table:formula="of:=POWER([.$B16];[.E$5])*[.E$6]" office:value-type="float" office:value="9.48683298050514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[.$B17];[.C$5])*[.C$6]" office:value-type="float" office:value="33.166247903554" calcext:value-type="float">
            <text:p>33</text:p>
          </table:table-cell>
          <table:table-cell table:style-name="ce2" table:formula="of:=POWER([.$B17];[.D$5])*[.D$6]" office:value-type="float" office:value="19.7002150357572" calcext:value-type="float">
            <text:p>20</text:p>
          </table:table-cell>
          <table:table-cell table:style-name="ce2" table:formula="of:=POWER([.$B17];[.E$5])*[.E$6]" office:value-type="float" office:value="9.04534033733291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POWER([.$B18];[.C$5])*[.C$6]" office:value-type="float" office:value="34.6410161513775" calcext:value-type="float">
            <text:p>35</text:p>
          </table:table-cell>
          <table:table-cell table:style-name="ce2" table:formula="of:=POWER([.$B18];[.D$5])*[.D$6]" office:value-type="float" office:value="19.8723772367956" calcext:value-type="float">
            <text:p>20</text:p>
          </table:table-cell>
          <table:table-cell table:style-name="ce2" table:formula="of:=POWER([.$B18];[.E$5])*[.E$6]" office:value-type="float" office:value="8.6602540378443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POWER([.$B19];[.C$5])*[.C$6]" office:value-type="float" office:value="36.0555127546399" calcext:value-type="float">
            <text:p>36</text:p>
          </table:table-cell>
          <table:table-cell table:style-name="ce2" table:formula="of:=POWER([.$B19];[.D$5])*[.D$6]" office:value-type="float" office:value="20.0320794221029" calcext:value-type="float">
            <text:p>20</text:p>
          </table:table-cell>
          <table:table-cell table:style-name="ce2" table:formula="of:=POWER([.$B19];[.E$5])*[.E$6]" office:value-type="float" office:value="8.32050294337844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POWER([.$B20];[.C$5])*[.C$6]" office:value-type="float" office:value="37.4165738677394" calcext:value-type="float">
            <text:p>37</text:p>
          </table:table-cell>
          <table:table-cell table:style-name="ce2" table:formula="of:=POWER([.$B20];[.D$5])*[.D$6]" office:value-type="float" office:value="20.1810845419207" calcext:value-type="float">
            <text:p>20</text:p>
          </table:table-cell>
          <table:table-cell table:style-name="ce2" table:formula="of:=POWER([.$B20];[.E$5])*[.E$6]" office:value-type="float" office:value="8.01783725737273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POWER([.$B21];[.C$5])*[.C$6]" office:value-type="float" office:value="38.7298334620742" calcext:value-type="float">
            <text:p>39</text:p>
          </table:table-cell>
          <table:table-cell table:style-name="ce2" table:formula="of:=POWER([.$B21];[.D$5])*[.D$6]" office:value-type="float" office:value="20.3208010571161" calcext:value-type="float">
            <text:p>20</text:p>
          </table:table-cell>
          <table:table-cell table:style-name="ce2" table:formula="of:=POWER([.$B21];[.E$5])*[.E$6]" office:value-type="float" office:value="7.74596669241484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POWER([.$B22];[.C$5])*[.C$6]" office:value-type="float" office:value="40" calcext:value-type="float">
            <text:p>40</text:p>
          </table:table-cell>
          <table:table-cell table:style-name="ce2" table:formula="of:=POWER([.$B22];[.D$5])*[.D$6]" office:value-type="float" office:value="20.4523726169799" calcext:value-type="float">
            <text:p>20</text:p>
          </table:table-cell>
          <table:table-cell table:style-name="ce2" table:formula="of:=POWER([.$B22];[.E$5])*[.E$6]" office:value-type="float" office:value="7.5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POWER([.$B23];[.C$5])*[.C$6]" office:value-type="float" office:value="41.2310562561766" calcext:value-type="float">
            <text:p>41</text:p>
          </table:table-cell>
          <table:table-cell table:style-name="ce2" table:formula="of:=POWER([.$B23];[.D$5])*[.D$6]" office:value-type="float" office:value="20.576740960772" calcext:value-type="float">
            <text:p>21</text:p>
          </table:table-cell>
          <table:table-cell table:style-name="ce2" table:formula="of:=POWER([.$B23];[.E$5])*[.E$6]" office:value-type="float" office:value="7.27606875108999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POWER([.$B24];[.C$5])*[.C$6]" office:value-type="float" office:value="42.4264068711929" calcext:value-type="float">
            <text:p>42</text:p>
          </table:table-cell>
          <table:table-cell table:style-name="ce2" table:formula="of:=POWER([.$B24];[.D$5])*[.D$6]" office:value-type="float" office:value="20.6946911193749" calcext:value-type="float">
            <text:p>21</text:p>
          </table:table-cell>
          <table:table-cell table:style-name="ce2" table:formula="of:=POWER([.$B24];[.E$5])*[.E$6]" office:value-type="float" office:value="7.07106781186548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POWER([.$B25];[.C$5])*[.C$6]" office:value-type="float" office:value="43.5889894354067" calcext:value-type="float">
            <text:p>44</text:p>
          </table:table-cell>
          <table:table-cell table:style-name="ce2" table:formula="of:=POWER([.$B25];[.D$5])*[.D$6]" office:value-type="float" office:value="20.8068845899126" calcext:value-type="float">
            <text:p>21</text:p>
          </table:table-cell>
          <table:table-cell table:style-name="ce2" table:formula="of:=POWER([.$B25];[.E$5])*[.E$6]" office:value-type="float" office:value="6.88247201611685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POWER([.$B26];[.C$5])*[.C$6]" office:value-type="float" office:value="44.7213595499958" calcext:value-type="float">
            <text:p>45</text:p>
          </table:table-cell>
          <table:table-cell table:style-name="ce2" table:formula="of:=POWER([.$B26];[.D$5])*[.D$6]" office:value-type="float" office:value="20.9138841389402" calcext:value-type="float">
            <text:p>21</text:p>
          </table:table-cell>
          <table:table-cell table:style-name="ce2" table:formula="of:=POWER([.$B26];[.E$5])*[.E$6]" office:value-type="float" office:value="6.7082039324993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POWER([.$B27];[.C$5])*[.C$6]" office:value-type="float" office:value="45.8257569495584" calcext:value-type="float">
            <text:p>46</text:p>
          </table:table-cell>
          <table:table-cell table:style-name="ce2" table:formula="of:=POWER([.$B27];[.D$5])*[.D$6]" office:value-type="float" office:value="21.0161726537546" calcext:value-type="float">
            <text:p>21</text:p>
          </table:table-cell>
          <table:table-cell table:style-name="ce2" table:formula="of:=POWER([.$B27];[.E$5])*[.E$6]" office:value-type="float" office:value="6.5465367070797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POWER([.$B28];[.C$5])*[.C$6]" office:value-type="float" office:value="46.9041575982343" calcext:value-type="float">
            <text:p>47</text:p>
          </table:table-cell>
          <table:table-cell table:style-name="ce2" table:formula="of:=POWER([.$B28];[.D$5])*[.D$6]" office:value-type="float" office:value="21.114167681583" calcext:value-type="float">
            <text:p>21</text:p>
          </table:table-cell>
          <table:table-cell table:style-name="ce2" table:formula="of:=POWER([.$B28];[.E$5])*[.E$6]" office:value-type="float" office:value="6.39602149066831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POWER([.$B29];[.C$5])*[.C$6]" office:value-type="float" office:value="47.9583152331272" calcext:value-type="float">
            <text:p>48</text:p>
          </table:table-cell>
          <table:table-cell table:style-name="ce2" table:formula="of:=POWER([.$B29];[.D$5])*[.D$6]" office:value-type="float" office:value="21.2082327915554" calcext:value-type="float">
            <text:p>21</text:p>
          </table:table-cell>
          <table:table-cell table:style-name="ce2" table:formula="of:=POWER([.$B29];[.E$5])*[.E$6]" office:value-type="float" office:value="6.25543242171224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POWER([.$B30];[.C$5])*[.C$6]" office:value-type="float" office:value="48.9897948556636" calcext:value-type="float">
            <text:p>49</text:p>
          </table:table-cell>
          <table:table-cell table:style-name="ce2" table:formula="of:=POWER([.$B30];[.D$5])*[.D$6]" office:value-type="float" office:value="21.2986865599079" calcext:value-type="float">
            <text:p>21</text:p>
          </table:table-cell>
          <table:table-cell table:style-name="ce2" table:formula="of:=POWER([.$B30];[.E$5])*[.E$6]" office:value-type="float" office:value="6.12372435695795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plexit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ig ball of mud</text:p>
          </table:table-cell>
          <table:table-cell office:value-type="string" calcext:value-type="string">
            <text:p>cocomo II</text:p>
          </table:table-cell>
          <table:table-cell office:value-type="string" calcext:value-type="string">
            <text:p>ALA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.0000</text:p>
          </table:table-cell>
          <table:table-cell table:style-name="ce3"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&lt;- power coefficient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&lt;- multiplier coeffici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[.$B40];[.C$38]-1)*[.C$39]" office:value-type="float" office:value="10" calcext:value-type="float">
            <text:p>10</text:p>
          </table:table-cell>
          <table:table-cell table:style-name="ce2" table:formula="of:=POWER([.$B40];[.D$38]-1)*[.D$39]" office:value-type="float" office:value="10" calcext:value-type="float">
            <text:p>10</text:p>
          </table:table-cell>
          <table:table-cell table:style-name="ce2" table:formula="of:=POWER([.$B40];[.E$38]-1)*[.E$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[.$B41];[.C$38]-1)*[.C$39]" office:value-type="float" office:value="20" calcext:value-type="float">
            <text:p>20</text:p>
          </table:table-cell>
          <table:table-cell table:style-name="ce2" table:formula="of:=POWER([.$B41];[.D$38]-1)*[.D$39]" office:value-type="float" office:value="14.142135623731" calcext:value-type="float">
            <text:p>14</text:p>
          </table:table-cell>
          <table:table-cell table:style-name="ce2" table:formula="of:=POWER([.$B41];[.E$38]-1)*[.E$39]" office:value-type="float" office:value="10.7177346253629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[.$B42];[.C$38]-1)*[.C$39]" office:value-type="float" office:value="50" calcext:value-type="float">
            <text:p>50</text:p>
          </table:table-cell>
          <table:table-cell table:style-name="ce2" table:formula="of:=POWER([.$B42];[.D$38]-1)*[.D$39]" office:value-type="float" office:value="22.3606797749979" calcext:value-type="float">
            <text:p>22</text:p>
          </table:table-cell>
          <table:table-cell table:style-name="ce2" table:formula="of:=POWER([.$B42];[.E$38]-1)*[.E$39]" office:value-type="float" office:value="11.746189430880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[.$B43];[.C$38]-1)*[.C$39]" office:value-type="float" office:value="100" calcext:value-type="float">
            <text:p>100</text:p>
          </table:table-cell>
          <table:table-cell table:style-name="ce2" table:formula="of:=POWER([.$B43];[.D$38]-1)*[.D$39]" office:value-type="float" office:value="31.6227766016838" calcext:value-type="float">
            <text:p>32</text:p>
          </table:table-cell>
          <table:table-cell table:style-name="ce2" table:formula="of:=POWER([.$B43];[.E$38]-1)*[.E$39]" office:value-type="float" office:value="12.5892541179417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POWER([.$B44];[.C$38]-1)*[.C$39]" office:value-type="float" office:value="200" calcext:value-type="float">
            <text:p>200</text:p>
          </table:table-cell>
          <table:table-cell table:style-name="ce2" table:formula="of:=POWER([.$B44];[.D$38]-1)*[.D$39]" office:value-type="float" office:value="44.7213595499958" calcext:value-type="float">
            <text:p>45</text:p>
          </table:table-cell>
          <table:table-cell table:style-name="ce2" table:formula="of:=POWER([.$B44];[.E$38]-1)*[.E$39]" office:value-type="float" office:value="13.4928284767356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POWER([.$B45];[.C$38]-1)*[.C$39]" office:value-type="float" office:value="500" calcext:value-type="float">
            <text:p>500</text:p>
          </table:table-cell>
          <table:table-cell table:style-name="ce2" table:formula="of:=POWER([.$B45];[.D$38]-1)*[.D$39]" office:value-type="float" office:value="70.7106781186548" calcext:value-type="float">
            <text:p>71</text:p>
          </table:table-cell>
          <table:table-cell table:style-name="ce2" table:formula="of:=POWER([.$B45];[.E$38]-1)*[.E$39]" office:value-type="float" office:value="14.7875763662831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POWER([.$B46];[.C$38]-1)*[.C$39]" office:value-type="float" office:value="1000" calcext:value-type="float">
            <text:p>1,000</text:p>
          </table:table-cell>
          <table:table-cell table:style-name="ce2" table:formula="of:=POWER([.$B46];[.D$38]-1)*[.D$39]" office:value-type="float" office:value="100" calcext:value-type="float">
            <text:p>100</text:p>
          </table:table-cell>
          <table:table-cell table:style-name="ce2" table:formula="of:=POWER([.$B46];[.E$38]-1)*[.E$39]" office:value-type="float" office:value="15.8489319246111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POWER([.$B47];[.C$38]-1)*[.C$39]" office:value-type="float" office:value="2000" calcext:value-type="float">
            <text:p>2,000</text:p>
          </table:table-cell>
          <table:table-cell table:style-name="ce2" table:formula="of:=POWER([.$B47];[.D$38]-1)*[.D$39]" office:value-type="float" office:value="141.42135623731" calcext:value-type="float">
            <text:p>141</text:p>
          </table:table-cell>
          <table:table-cell table:style-name="ce2" table:formula="of:=POWER([.$B47];[.E$38]-1)*[.E$39]" office:value-type="float" office:value="16.9864646463425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POWER([.$B48];[.C$38]-1)*[.C$39]" office:value-type="float" office:value="5000" calcext:value-type="float">
            <text:p>5,000</text:p>
          </table:table-cell>
          <table:table-cell table:style-name="ce2" table:formula="of:=POWER([.$B48];[.D$38]-1)*[.D$39]" office:value-type="float" office:value="223.606797749979" calcext:value-type="float">
            <text:p>224</text:p>
          </table:table-cell>
          <table:table-cell table:style-name="ce2" table:formula="of:=POWER([.$B48];[.E$38]-1)*[.E$39]" office:value-type="float" office:value="18.6164556663607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POWER([.$B49];[.C$38]-1)*[.C$39]" office:value-type="float" office:value="10000" calcext:value-type="float">
            <text:p>10,000</text:p>
          </table:table-cell>
          <table:table-cell table:style-name="ce2" table:formula="of:=POWER([.$B49];[.D$38]-1)*[.D$39]" office:value-type="float" office:value="316.227766016838" calcext:value-type="float">
            <text:p>316</text:p>
          </table:table-cell>
          <table:table-cell table:style-name="ce2" table:formula="of:=POWER([.$B49];[.E$38]-1)*[.E$39]" office:value-type="float" office:value="19.9526231496888" calcext:value-type="float">
            <text:p>20</text:p>
          </table:table-cell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12:15:08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2:35:50.896000000</meta:creation-date>
    <dc:date>2018-08-08T20:22:30.837000000</dc:date>
    <meta:editing-duration>P3DT8H48M45S</meta:editing-duration>
    <meta:editing-cycles>3</meta:editing-cycles>
    <meta:generator>LibreOffice/5.4.7.2$Windows_X86_64 LibreOffice_project/c838ef25c16710f8838b1faec480ebba495259d0</meta:generator>
    <meta:document-statistic meta:table-count="1" meta:cell-count="160" meta:object-count="0"/>
  </office:meta>
</office:document-meta>
</file>